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alibri1" svg:font-family="Calibri"/>
    <style:font-face style:name="OpenSymbol" svg:font-family="Open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margin-top="0cm" fo:margin-bottom="0.353cm" fo:line-height="115%" fo:text-align="start" style:justify-single-word="false"/>
    </style:style>
    <style:style style:name="P4" style:family="paragraph" style:parent-style-name="Standard">
      <style:paragraph-properties fo:margin-left="0.635cm" fo:margin-right="0cm" fo:margin-top="0cm" fo:margin-bottom="0.353cm" fo:line-height="115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 style:list-style-name="L4">
      <style:paragraph-properties fo:margin-left="0.635cm" fo:margin-right="0cm" fo:margin-top="0cm" fo:margin-bottom="0.353cm" fo:line-height="115%" fo:text-align="start" style:justify-single-word="false" fo:text-indent="0cm" style:auto-text-indent="false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1.27cm"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З на визуализатор.</text:p>
      <text:list xml:id="list6968326086172202114" text:style-name="L1">
        <text:list-item>
          <text:p text:style-name="P2">С точки зрения интерфейса вызываемые функции модели - атомарны и неделимы.</text:p>
        </text:list-item>
        <text:list-item>
          <text:p text:style-name="P3"><text:span text:style-name="T1">Вместо того, чтобы прерывать работу для возможности визуализировать результат, модель ведет лог проделанных операций, который передается интерфейсу через метод: </text:span><text:span text:style-name="T1"><text:s/>Collection&lt;OperationLogEntry&gt; GetOperationLog()</text:span></text:p>
        </text:list-item>
        <text:list-item>
          <text:p text:style-name="P3"><text:span text:style-name="T1">Класс OperationLogEntry имеет следующую структуру:</text:span></text:p>
          <text:list>
            <text:list-item>
              <text:p text:style-name="P3"><text:span text:style-name="T1">Поле типа операции, имеющее перечислимый тип OperationType.</text:span></text:p>
            </text:list-item>
            <text:list-item>
              <text:p text:style-name="P3"><text:span text:style-name="T1">Поле кэша, исполняющего операцию, имеющего целочисленный тип.</text:span></text:p>
            </text:list-item>
          </text:list>
        </text:list-item>
      </text:list>
      <text:list xml:id="list6240198548635461356" text:style-name="L4">
        <text:list-item>
          <text:p text:style-name="P5"><text:span text:style-name="T1">Перечислимый тип OperationType может принимать следующие значения:</text:span></text:p>
          <text:list>
            <text:list-item>
              <text:p text:style-name="P5"><text:span text:style-name="T1">READ_REQUEST: строка кэша находится в состоянии Invalid и кэш оправшивает другие кэши, на предмет того есть ли в них такая же строка.</text:span></text:p>
            </text:list-item>
            <text:list-item>
              <text:p text:style-name="P5"><text:span text:style-name="T1">READING_FROM_MEMORY: кэш извлекает строку из памяти</text:span></text:p>
            </text:list-item>
            <text:list-item>
              <text:p text:style-name="P5"><text:span text:style-name="T1">INVALID_TO_EXCLUSIVE: в других кэшах нет подобной строки и кэш становится ее единственынм владельцем</text:span></text:p>
            </text:list-item>
            <text:list-item>
              <text:p text:style-name="P5"><text:span text:style-name="T1">INVALID_TO_SHARED: в других кэшах есть подобная строка и кэш становится одним из ее совместных владельцев</text:span></text:p>
            </text:list-item>
            <text:list-item>
              <text:p text:style-name="P5"><text:span text:style-name="T1">EXCLUSIVE_TO_SHARED: кэш получил запрос от другого кэша о владении строкой и теперь разделяет ее с этим новым кэшем</text:span></text:p>
            </text:list-item>
            <text:list-item>
              <text:p text:style-name="P5"><text:span text:style-name="T1">SHARED_TO_SHARED: кэш получил запрос от другого кэша о владении строкой, но уже разделял ее с третьим(-ими) кэшем(-ами).</text:span></text:p>
            </text:list-item>
            <text:list-item>
              <text:p text:style-name="P5"><text:span text:style-name="T1">WRITE_TO_MEMORY: кэш, ранее модифицировавший строку, перед инвалидацией/разделением помещает ее значение в память.</text:span></text:p>
            </text:list-item>
            <text:list-item>
              <text:p text:style-name="P5"><text:span text:style-name="T1">MODIFIED_TO_SHARED: кэш, после записи модификации в память, готов разделить ее с новым читателем.</text:span></text:p>
            </text:list-item>
            <text:list-item>
              <text:p text:style-name="P5"><text:span text:style-name="T1">MODIFIED_TO_MODIFIED: кэш осуществляет запись в строку, уже помеченную, как модифицированную</text:span></text:p>
            </text:list-item>
            <text:list-item>
              <text:p text:style-name="P5"><text:span text:style-name="T1">EXCLUSIVE_TO_MODIFIED: кэш осуществляет запись в строку, для которой он - единственный владелец</text:span></text:p>
            </text:list-item>
            <text:list-item>
              <text:p text:style-name="P5"><text:span text:style-name="T1">INVALIDATE_REQUEST: <text:s/>кэш собирается осуществить запись и просит все другие кэши инвалидировать эту запись.</text:span></text:p>
            </text:list-item>
            <text:list-item>
              <text:p text:style-name="P5"><text:span text:style-name="T1">INVALID_TO_MODIFIED: кэш <text:s/>осуществляет запись, которой ранее не владел после того, как остальные осуществили инвалидацию. Чтения не происходит</text:span></text:p>
            </text:list-item>
            <text:list-item>
              <text:p text:style-name="P5"><text:span text:style-name="T1">SHARED_TO_MODIFIED: кэш осуществляет записть запись после того, как остальные ее владельцы осуществили инвалидацию. Чтения не происходит</text:span></text:p>
            </text:list-item>
            <text:list-item>
              <text:p text:style-name="P5"><text:soft-page-break/><text:span text:style-name="T1">EXCLUSIVE_TO_INVALID: кэш инвалидировал запись, единственным владельцем которой он являлся</text:span></text:p>
            </text:list-item>
            <text:list-item>
              <text:p text:style-name="P5"><text:span text:style-name="T1">SHARED_TO_INVALID: кэш инвалидировал запись, одним из владельцев которой он являлся</text:span></text:p>
            </text:list-item>
            <text:list-item>
              <text:p text:style-name="P5"><text:span text:style-name="T1">MODIFIED_TO_INVALID: кэш, после записи в память, инвалидирует ранее модифицированную строку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alibri1" svg:font-family="Calibri"/>
    <style:font-face style:name="OpenSymbol" svg:font-family="Open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296" meta:character-count="2264"/>
    <dc:date>2014-05-21T23:03:20.41</dc:date>
    <dc:creator>Vasiliy Kuzmin</dc:creator>
    <meta:editing-duration>PT1M30S</meta:editing-duration>
    <meta:editing-cycles>1</meta:editing-cycles>
    <meta:generator>OpenOffice/4.0.1$Win32 OpenOffice.org_project/401m5$Build-9714</meta:generator>
  </office:meta>
</office:document-meta>
</file>